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6a1" officeooo:paragraph-rsid="001256a1"/>
    </style:style>
    <style:style style:name="P2" style:family="paragraph" style:parent-style-name="Standard">
      <style:text-properties officeooo:rsid="001256a1" officeooo:paragraph-rsid="001691f7"/>
    </style:style>
    <style:style style:name="T1" style:family="text">
      <style:text-properties officeooo:rsid="00134f33"/>
    </style:style>
    <style:style style:name="T2" style:family="text">
      <style:text-properties officeooo:rsid="0014bbaa"/>
    </style:style>
    <style:style style:name="T3" style:family="text">
      <style:text-properties officeooo:rsid="00169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${sex} ${appell} ${last_name},</text:p>
      <text:p text:style-name="P1"/>
      <text:p text:style-name="P2">Augrund ihrer Stellenausscheibung vom ${date} <text:span text:style-name="T3">${pronomen} </text:span>${<text:span text:style-name="T2">source</text:span>}, </text:p>
      <text:p text:style-name="P1">sende ich Ihen anbei meine Bewerbunsunterlagen als </text:p>
      <text:p text:style-name="P1">${title} im Anhang dieser Mail.</text:p>
      <text:p text:style-name="P1"/>
      <text:p text:style-name="P2">Mit freundlichem Gruß</text:p>
      <text:p text:style-name="P1"/>
      <text:p text:style-name="P1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24S</meta:editing-duration>
    <meta:editing-cycles>8</meta:editing-cycles>
    <meta:generator>LibreOffice/5.2.7.2$Windows_x86 LibreOffice_project/2b7f1e640c46ceb28adf43ee075a6e8b8439ed10</meta:generator>
    <dc:date>2018-05-16T19:04:06.732000000</dc:date>
    <meta:document-statistic meta:table-count="0" meta:image-count="0" meta:object-count="0" meta:page-count="1" meta:paragraph-count="6" meta:word-count="28" meta:character-count="220" meta:non-whitespace-character-count="196"/>
    <meta:user-defined meta:name="Info 1"/>
    <meta:user-defined meta:name="Info 2"/>
    <meta:user-defined meta:name="Info 3"/>
    <meta:user-defined meta:name="Info 4"/>
  </office:meta>
</office:document-meta>
</file>